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Mono3" svg:font-family="'Liberation Mono'" style:font-adornments="Vet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7978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8a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ff72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8a260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cbc0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851e1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76a902" officeooo:paragraph-rsid="1076a90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7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056c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b978b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37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a0f7b62"/>
    </style:style>
    <style:style style:name="P4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ddb11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6" style:family="paragraph" style:parent-style-name="Standard">
      <style:text-properties officeooo:rsid="0dde9a1c" officeooo:paragraph-rsid="0dde9a1c"/>
    </style:style>
    <style:style style:name="P47" style:family="paragraph" style:parent-style-name="Standard">
      <style:text-properties officeooo:rsid="0dde9a1c" officeooo:paragraph-rsid="0f28fb61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49" style:family="paragraph" style:parent-style-name="Standard">
      <style:text-properties officeooo:rsid="0dde9a1c" officeooo:paragraph-rsid="0ddfbc49"/>
    </style:style>
    <style:style style:name="P50" style:family="paragraph" style:parent-style-name="Footnote">
      <style:text-properties officeooo:rsid="043ccc66" officeooo:paragraph-rsid="0dca2508"/>
    </style:style>
    <style:style style:name="P51" style:family="paragraph" style:parent-style-name="Footnote">
      <style:text-properties officeooo:rsid="043ccc66" officeooo:paragraph-rsid="0e5afad8"/>
    </style:style>
    <style:style style:name="P52" style:family="paragraph" style:parent-style-name="Standard">
      <style:paragraph-properties fo:text-align="center" style:justify-single-word="false"/>
      <style:text-properties officeooo:paragraph-rsid="0cc50ec9"/>
    </style:style>
    <style:style style:name="P53" style:family="paragraph" style:parent-style-name="Standard">
      <style:paragraph-properties fo:text-align="center" style:justify-single-word="false"/>
      <style:text-properties officeooo:paragraph-rsid="0f5f1cf7"/>
    </style:style>
    <style:style style:name="P54" style:family="paragraph" style:parent-style-name="Standard">
      <style:paragraph-properties fo:text-align="center" style:justify-single-word="false"/>
      <style:text-properties officeooo:paragraph-rsid="0eb4913f"/>
    </style:style>
    <style:style style:name="P55" style:family="paragraph" style:parent-style-name="Standard">
      <style:paragraph-properties fo:text-align="center" style:justify-single-word="false"/>
      <style:text-properties officeooo:paragraph-rsid="0db0d4d1"/>
    </style:style>
    <style:style style:name="P56" style:family="paragraph" style:parent-style-name="Standard">
      <style:paragraph-properties fo:text-align="center" style:justify-single-word="false"/>
      <style:text-properties officeooo:paragraph-rsid="0cc5fe5b"/>
    </style:style>
    <style:style style:name="P57" style:family="paragraph" style:parent-style-name="Standard">
      <style:paragraph-properties fo:text-align="center" style:justify-single-word="false"/>
      <style:text-properties officeooo:paragraph-rsid="0d804757"/>
    </style:style>
    <style:style style:name="P58" style:family="paragraph" style:parent-style-name="Standard">
      <style:paragraph-properties fo:text-align="center" style:justify-single-word="false"/>
      <style:text-properties officeooo:paragraph-rsid="0dce9327"/>
    </style:style>
    <style:style style:name="P59" style:family="paragraph" style:parent-style-name="Standard">
      <style:paragraph-properties fo:text-align="center" style:justify-single-word="false"/>
      <style:text-properties officeooo:paragraph-rsid="103fc298"/>
    </style:style>
    <style:style style:name="P60" style:family="paragraph" style:parent-style-name="Standard">
      <style:paragraph-properties fo:text-align="center" style:justify-single-word="false"/>
      <style:text-properties officeooo:paragraph-rsid="10411e41"/>
    </style:style>
    <style:style style:name="P61" style:family="paragraph" style:parent-style-name="Standard">
      <style:text-properties officeooo:paragraph-rsid="0cb27039"/>
    </style:style>
    <style:style style:name="P62" style:family="paragraph" style:parent-style-name="Footnote">
      <style:text-properties officeooo:paragraph-rsid="0f92b562"/>
    </style:style>
    <style:style style:name="P63" style:family="paragraph" style:parent-style-name="Standard">
      <style:text-properties officeooo:paragraph-rsid="0f9ce6c3"/>
    </style:style>
    <style:style style:name="P64" style:family="paragraph" style:parent-style-name="Standard">
      <style:text-properties officeooo:paragraph-rsid="0f9ee08e"/>
    </style:style>
    <style:style style:name="P65" style:family="paragraph" style:parent-style-name="Footnote">
      <style:text-properties officeooo:paragraph-rsid="102c1a0f"/>
    </style:style>
    <style:style style:name="P66" style:family="paragraph" style:parent-style-name="Standard">
      <style:text-properties officeooo:paragraph-rsid="104d50c8"/>
    </style:style>
    <style:style style:name="P6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e5b68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8ddb11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c8aaa"/>
    </style:style>
    <style:style style:name="P7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6dc881" officeooo:paragraph-rsid="106feb04"/>
    </style:style>
    <style:style style:name="P72" style:family="paragraph" style:parent-style-name="Standard">
      <style:text-properties officeooo:paragraph-rsid="10708155"/>
    </style:style>
    <style:style style:name="P73" style:family="paragraph" style:parent-style-name="Standard">
      <style:text-properties officeooo:paragraph-rsid="10719011"/>
    </style:style>
    <style:style style:name="P74" style:family="paragraph" style:parent-style-name="Standard">
      <style:text-properties officeooo:paragraph-rsid="10738c5f"/>
    </style:style>
    <style:style style:name="P75" style:family="paragraph" style:parent-style-name="Footnote">
      <style:text-properties officeooo:paragraph-rsid="107faaf0"/>
    </style:style>
    <style:style style:name="P76" style:family="paragraph" style:parent-style-name="Standard">
      <style:text-properties officeooo:paragraph-rsid="109056c4"/>
    </style:style>
    <style:style style:name="P7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90e7c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9" style:family="paragraph" style:parent-style-name="Standard">
      <style:text-properties officeooo:paragraph-rsid="10927978"/>
    </style:style>
    <style:style style:name="P80" style:family="paragraph" style:parent-style-name="Footnote">
      <style:text-properties officeooo:paragraph-rsid="10a032f8"/>
    </style:style>
    <style:style style:name="P8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fffd6"/>
    </style:style>
    <style:style style:name="P84" style:family="paragraph" style:parent-style-name="Standard" style:list-style-name="L1">
      <style:paragraph-properties fo:break-before="page"/>
      <style:text-properties officeooo:paragraph-rsid="0b0ddd8e"/>
    </style:style>
    <style:style style:name="P8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8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8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8" style:family="text">
      <style:text-properties style:font-name="Liberation Sans" fo:font-size="12pt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ans" fo:font-size="10pt" style:font-size-asian="10pt" style:font-size-complex="10pt"/>
    </style:style>
    <style:style style:name="T11" style:family="text">
      <style:text-properties style:font-name="Ubuntu1" fo:font-size="11pt" style:font-size-asian="11pt" style:font-size-complex="11pt"/>
    </style:style>
    <style:style style:name="T12" style:family="text">
      <style:text-properties style:font-name="Ubuntu1" fo:font-size="10pt" style:font-size-asian="10pt" style:font-size-complex="10pt"/>
    </style:style>
    <style:style style:name="T13" style:family="text">
      <style:text-properties fo:language="nl" fo:country="NL" style:language-asian="nl" style:country-asian="NL"/>
    </style:style>
    <style:style style:name="T14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6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" style:family="text">
      <style:text-properties officeooo:rsid="02f99a6c"/>
    </style:style>
    <style:style style:name="T18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9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feb0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d5300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e5b6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2ae5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68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69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70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7b561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7faaf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faaf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1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5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6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1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1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19" style:family="text">
      <style:text-properties fo:color="#000000" loext:opacity="100%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20" style:family="text">
      <style:text-properties fo:color="#000000" loext:opacity="100%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21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2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3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4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5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6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font-name="Liberation Sans" fo:font-size="12pt" fo:language="nl" fo:country="NL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2" style:family="text">
      <style:text-properties fo:color="#000000" loext:opacity="100%" style:font-name="Liberation Sans" fo:font-size="12pt" fo:language="nl" fo:country="NL" fo:font-style="normal" style:text-underline-style="none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3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4" style:family="text">
      <style:text-properties fo:color="#000000" loext:opacity="100%" style:font-name="Liberation Sans" fo:font-size="12pt" style:font-size-asian="12pt" style:font-size-complex="12pt"/>
    </style:style>
    <style:style style:name="T15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56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7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6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64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officeooo:rsid="106a9d5a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style:text-underline-style="none" officeooo:rsid="106df1f3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style:text-underline-style="none" officeooo:rsid="106f9ff6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172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73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174" style:family="text">
      <style:text-properties style:text-line-through-style="none" style:text-line-through-type="none" style:font-name="Liberation Sans" fo:font-size="12pt" style:text-underline-style="none" fo:font-weight="bold" officeooo:rsid="106df1f3" style:font-size-asian="12pt" style:font-weight-asian="bold" style:font-size-complex="12pt" style:font-weight-complex="bold"/>
    </style:style>
    <style:style style:name="T175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186" style:family="text">
      <style:text-properties style:text-line-through-style="none" style:text-line-through-type="none" style:font-name="Bitstream Vera Sans" fo:font-size="10pt" style:text-underline-style="none" fo:font-weight="normal" officeooo:rsid="1061ab03" fo:background-color="transparent" loext:char-shading-value="0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text-underline-style="none" officeooo:rsid="0ed666af" style:font-name-asian="HG Mincho Light J" style:font-size-asian="12pt" style:font-name-complex="Arial Unicode MS" style:font-size-complex="12pt" style:language-complex="nl" style:country-complex="NL"/>
    </style:style>
    <style:style style:name="T18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4" style:family="text">
      <style:text-properties style:use-window-font-color="true" loext:opacity="0%" style:font-name="Liberation Sans" fo:font-size="12pt" fo:language="nl" fo:country="NL" fo:font-style="normal" style:text-underline-style="none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96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style:text-underline-style="none" fo:font-weight="normal" officeooo:rsid="109809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201" style:family="text">
      <style:text-properties style:use-window-font-color="true" loext:opacity="0%" style:font-name="Liberation Sans" fo:font-size="12pt" fo:language="nl" fo:country="NL" style:text-underline-style="none" officeooo:rsid="0e031d57" style:font-size-asian="12pt" style:language-asian="nl" style:country-asian="NL" style:font-name-complex="Bitstream Vera Sans" style:font-size-complex="12pt"/>
    </style:style>
    <style:style style:name="T202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03" style:family="text">
      <style:text-properties style:use-window-font-color="true" loext:opacity="0%" style:font-name="Liberation Sans" fo:font-size="12pt" fo:language="nl" fo:country="NL" style:text-underline-style="none" officeooo:rsid="0e19ec07" style:font-size-asian="12pt" style:language-asian="nl" style:country-asian="NL" style:font-name-complex="Bitstream Vera Sans" style:font-size-complex="12pt"/>
    </style:style>
    <style:style style:name="T204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style:text-underline-style="none" officeooo:rsid="109809f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style:text-underline-style="none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8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10" style:family="text">
      <style:text-properties style:use-window-font-color="true" loext:opacity="0%" style:text-position="super 58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1" style:family="text">
      <style:text-properties style:use-window-font-color="true" loext:opacity="0%" style:text-position="super 58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fo:language="nl" fo:country="NL" officeooo:rsid="0e031d57" style:font-size-asian="12pt" style:language-asian="nl" style:country-asian="NL" style:font-size-complex="12pt"/>
    </style:style>
    <style:style style:name="T213" style:family="text">
      <style:text-properties style:use-window-font-color="true" loext:opacity="0%" fo:language="nl" fo:country="NL" officeooo:rsid="0e050851" style:font-size-asian="12pt" style:language-asian="nl" style:country-asian="NL" style:font-size-complex="12pt" style:language-complex="nl" style:country-complex="NL"/>
    </style:style>
    <style:style style:name="T214" style:family="text">
      <style:text-properties style:use-window-font-color="true" loext:opacity="0%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15" style:family="text">
      <style:text-properties officeooo:rsid="04473353"/>
    </style:style>
    <style:style style:name="T21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officeooo:rsid="0aace3cd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2c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aa44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629352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9" style:family="text">
      <style:text-properties fo:font-variant="normal" fo:text-transform="none" fo:color="#000000" loext:opacity="100%" style:text-line-through-style="none" style:text-line-through-type="none" style:font-name="Liberation Sans2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30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fo:color="#202124" loext:opacity="100%" style:text-line-through-style="none" style:text-line-through-type="none" style:font-name="Liberation Sans" fo:font-size="10pt" fo:letter-spacing="normal" fo:font-style="normal" style:text-underline-style="none" fo:font-weight="normal" officeooo:rsid="01657261" style:font-size-asian="10pt" style:font-size-complex="10pt"/>
    </style:style>
    <style:style style:name="T237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3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4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5" style:family="text">
      <style:text-properties officeooo:rsid="0f8f58bd"/>
    </style:style>
    <style:style style:name="T246" style:family="text">
      <style:text-properties officeooo:rsid="0f95a7a0"/>
    </style:style>
    <style:style style:name="T247" style:family="text">
      <style:text-properties style:text-underline-style="none"/>
    </style:style>
    <style:style style:name="T248" style:family="text">
      <style:text-properties style:text-underline-style="none" officeooo:rsid="109809f9"/>
    </style:style>
    <style:style style:name="T249" style:family="text">
      <style:text-properties officeooo:rsid="105c8aaa"/>
    </style:style>
    <style:style style:name="T250" style:family="text">
      <style:text-properties fo:font-size="12pt" style:font-size-asian="12pt" style:font-size-complex="12pt"/>
    </style:style>
    <style:style style:name="T251" style:family="text">
      <style:text-properties officeooo:rsid="109809f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81"><text:span text:style-name="Strong_20_Emphasis"><text:span text:style-name="T128">C</text:span></text:span><text:span text:style-name="Strong_20_Emphasis"><text:span text:style-name="T127">hecklist voor </text:span></text:span><text:span text:style-name="Strong_20_Emphasis"><text:span text:style-name="T129">de installatie</text:span></text:span><text:span text:style-name="Strong_20_Emphasis"><text:span text:style-name="T127"> van </text:span></text:span><text:span text:style-name="Strong_20_Emphasis"><text:span text:style-name="T133"><text:user-field-get text:name="Distro">Rocky Linux</text:user-field-get></text:span></text:span><text:span text:style-name="Strong_20_Emphasis"><text:span text:style-name="T134"><text:s/></text:span></text:span><text:span text:style-name="Strong_20_Emphasis"><text:span text:style-name="T133"><text:user-field-get text:name="Version">8.10</text:user-field-get></text:span></text:span><text:span text:style-name="Strong_20_Emphasis"><text:span text:style-name="T131"><text:note text:id="ftn1" text:note-class="footnote"><text:note-citation>1</text:note-citation><text:note-body><text:p text:style-name="P65"><text:span text:style-name="T222">D</text:span><text:span text:style-name="T219">eze </text:span><text:span text:style-name="Strong_20_Emphasis"><text:span text:style-name="T226"><text:user-field-get text:name="Distro">Rocky Linux</text:user-field-get></text:span></text:span><text:span text:style-name="T220"><text:s/></text:span><text:span text:style-name="T227"><text:user-field-get text:name="Version">8.10</text:user-field-get></text:span><text:span text:style-name="T227"><text:s/></text:span><text:span text:style-name="T228">Server</text:span><text:span text:style-name="T219"> (codenaam </text:span><text:span text:style-name="T221">GreenObsidian</text:span><text:span text:style-name="T219">) </text:span><text:span text:style-name="T225">van 31 mei 2024 </text:span><text:span text:style-name="T219">wordt ondersteund tot </text:span><text:span text:style-name="T224">1 </text:span><text:span text:style-name="T223">mei</text:span><text:span text:style-name="T219"> 202</text:span><text:span text:style-name="T221">9</text:span><text:span text:style-name="T219">.</text:span></text:p></text:note-body></text:note></text:span></text:span><text:span text:style-name="Strong_20_Emphasis"><text:span text:style-name="T132"><text:s/></text:span></text:span><text:span text:style-name="Strong_20_Emphasis"><text:span text:style-name="T135">Server</text:span></text:span><text:span text:style-name="Strong_20_Emphasis"><text:span text:style-name="T130">.</text:span></text:span></text:p>
      <text:p text:style-name="P16"/>
      <text:p text:style-name="P17"/>
      <text:p text:style-name="P77">Vul het tekstvak achter &lt;...&gt; in</text:p>
      <text:p text:style-name="P2"><text:span text:style-name="Definition"><text:span text:style-name="T14">&lt;GEBRUIKER</text:span></text:span><text:span text:style-name="Definition"><text:span text:style-name="T188">&gt;</text:span></text:span><text:span text:style-name="T197"><text:tab/><text:tab/></text:span><text:span text:style-name="T209"> <text:tab/><text:tab/></text:span><text:span text:style-name="T198"><draw:control text:anchor-type="as-char" svg:y="-0.4cm" draw:z-index="7" draw:name="Gebruiker 2" draw:style-name="gr2" draw:text-style-name="P90" svg:width="6.002cm" svg:height="0.5cm" draw:control="control6"><svg:title>Gebruiker</svg:title><svg:desc>Volledige naam, bijv. Jan Stek</svg:desc></draw:control></text:span><text:span text:style-name="T198"><text:tab/></text:span><text:span text:style-name="T199">b</text:span><text:span text:style-name="T238">ijv.</text:span><text:span text:style-name="T200"> </text:span><text:span text:style-name="User_20_Entry"><text:span text:style-name="T212">J</text:span></text:span><text:span text:style-name="User_20_Entry"><text:span text:style-name="T213">a</text:span></text:span><text:span text:style-name="User_20_Entry"><text:span text:style-name="T212">n </text:span></text:span><text:span text:style-name="User_20_Entry"><text:span text:style-name="T213">Jansen</text:span></text:span></text:p>
      <text:p text:style-name="P79"><text:span text:style-name="Definition"><text:span text:style-name="T14">&lt;</text:span></text:span><text:span text:style-name="Definition"><text:span text:style-name="T205">g</text:span></text:span><text:span text:style-name="Definition"><text:span text:style-name="T247">ebruikersnaam</text:span></text:span><text:span text:style-name="Definition"><text:span text:style-name="T188">&gt;</text:span></text:span><text:span text:style-name="Definition"><text:span text:style-name="T247"><text:tab/></text:span></text:span><text:span text:style-name="T204"><draw:control text:anchor-type="as-char" svg:y="-0.4cm" draw:z-index="8" draw:name="Gberuikersnaam 3" draw:style-name="gr2" draw:text-style-name="P90" svg:width="6.002cm" svg:height="0.5cm" draw:control="control7"><svg:title>Gebruikersnaam</svg:title><svg:desc>Korte naam, bijv. jan</svg:desc></draw:control></text:span><text:span text:style-name="T204"><text:tab/></text:span><text:span text:style-name="T206">b</text:span><text:span text:style-name="T241">ijv.</text:span><text:span text:style-name="T4"> </text:span><text:span text:style-name="User_20_Entry"><text:span text:style-name="T119">j</text:span></text:span><text:span text:style-name="User_20_Entry"><text:span text:style-name="T120">a</text:span></text:span><text:span text:style-name="User_20_Entry"><text:span text:style-name="T119">n</text:span></text:span></text:p>
      <text:p text:style-name="P2"><text:span text:style-name="Definition"><text:span text:style-name="T14">&lt;</text:span></text:span><text:span text:style-name="Definition"><text:span text:style-name="T247">COMPUTERNAAM</text:span></text:span><text:span text:style-name="Definition"><text:span text:style-name="T188">&gt;</text:span></text:span><text:span text:style-name="T208"><text:tab/><text:tab/></text:span><text:span text:style-name="T247"><draw:control text:anchor-type="as-char" svg:y="-0.4cm" draw:z-index="9" draw:name="Computernaam 1" draw:style-name="gr2" draw:text-style-name="P90" svg:width="6.002cm" svg:height="0.5cm" draw:control="control8"><svg:title>Computernaam</svg:title><svg:desc>Unieke naam van de computer</svg:desc></draw:control></text:span><text:span text:style-name="T247"><text:tab/></text:span><text:span text:style-name="T248">b</text:span><text:span text:style-name="T240">ijv.</text:span><text:span text:style-name="T190"> </text:span><text:span text:style-name="User_20_Entry"><text:span text:style-name="T214">pc02</text:span></text:span></text:p>
      <text:p text:style-name="P2"><text:span text:style-name="Definition"><text:span text:style-name="T14">&lt;</text:span></text:span><text:span text:style-name="Definition"><text:span text:style-name="T188">GEBRUIKER&gt;<text:tab/></text:span></text:span><text:span text:style-name="T192"><text:tab/></text:span><text:span text:style-name="T209"> <text:tab/><text:tab/></text:span><text:span text:style-name="T198"><draw:control text:anchor-type="as-char" svg:y="-0.4cm" draw:z-index="10" draw:name="Gebruiker 3" draw:style-name="gr2" draw:text-style-name="P90" svg:width="6.002cm" svg:height="0.5cm" draw:control="control9"><svg:title>Gebruiker</svg:title><svg:desc>Volledige naam, bijv. Jan Stek</svg:desc></draw:control></text:span><text:span text:style-name="T198"><text:tab/></text:span><text:span text:style-name="T199">e</text:span><text:span text:style-name="T239">vt.</text:span><text:span text:style-name="T202"> extra gebruikers</text:span></text:p>
      <text:p text:style-name="P79"><text:span text:style-name="Definition"><text:span text:style-name="T14">&lt;</text:span></text:span><text:span text:style-name="Definition"><text:span text:style-name="T188">GEBRUIKERSN</text:span></text:span><text:span text:style-name="Definition"><text:span text:style-name="T189">aa</text:span></text:span><text:span text:style-name="Definition"><text:span text:style-name="T188">M&gt;<text:tab/></text:span></text:span><text:span text:style-name="T204"><draw:control text:anchor-type="as-char" svg:y="-0.4cm" draw:z-index="11" draw:name="Gberuikersnaam 4" draw:style-name="gr2" draw:text-style-name="P90" svg:width="6.002cm" svg:height="0.5cm" draw:control="control10"><svg:title>Gebruikersnaam</svg:title><svg:desc>Korte naam, bijv. jan</svg:desc></draw:control></text:span><text:span text:style-name="T204"><text:tab/></text:span><text:span text:style-name="T206">e</text:span><text:span text:style-name="T242">vt.</text:span><text:span text:style-name="T193"> extra gebruikers</text:span></text:p>
      <text:p text:style-name="P78"><text:span text:style-name="T251">v</text:span>ervang &lt;...&gt; in deze checklist door de waarde in het tekstvak.</text:p>
      <text:p text:style-name="P39"/>
      <text:p text:style-name="P39"/>
      <text:p text:style-name="P1"><text:span text:style-name="T147">Nog niet op Linux?</text:span><text:span text:style-name="T141"><text:tab/></text:span><text:span text:style-name="T145">G</text:span><text:span text:style-name="T142">ebruik </text:span><text:span text:style-name="Strong_20_Emphasis"><text:span text:style-name="T148">Checklist </text:span></text:span><text:span text:style-name="Strong_20_Emphasis"><text:span text:style-name="T149">overzetten</text:span></text:span><text:span text:style-name="T142"> op </text:span><text:a xlink:type="simple" xlink:href="https://karelzimer.nl/" text:style-name="Internet_20_link" text:visited-style-name="Visited_20_Internet_20_Link"><text:span text:style-name="Internet_20_link"><text:span text:style-name="T3">karelzimmer.nl</text:span></text:span></text:a><text:span text:style-name="T143"> onder </text:span><text:span text:style-name="T146">Linux</text:span><text:span text:style-name="T144">.</text:span></text:p>
      <text:p text:style-name="P37"><text:span text:style-name="T117">Nieuwe installatie?</text:span><text:span text:style-name="T114"><text:tab/></text:span><text:span text:style-name="T116">B</text:span><text:span text:style-name="T114">egin bij hoofdstuk </text:span><text:span text:style-name="T117"><text:bookmark-ref text:reference-format="page" text:ref-name="__RefNumPara__4009_1271708128">2</text:bookmark-ref></text:span><text:span text:style-name="T114"><text:s text:c="2"/></text:span><text:span text:style-name="T118"><text:bookmark-ref text:reference-format="text" text:ref-name="__RefNumPara__4009_1271708128">Installatie uitvoeren</text:bookmark-ref></text:span><text:span text:style-name="T115">.</text:span></text:p>
      <text:p text:style-name="P24"/>
      <text:p text:style-name="P24"/>
      <text:list text:style-name="L1">
        <text:list-item>
          <text:p text:style-name="P85"><text:bookmark-start text:name="__RefNumPara__4083_1271708128"/>Installatie voorbereiden<text:bookmark-end text:name="__RefNumPara__4083_1271708128"/></text:p>
        </text:list-item>
      </text:list>
      <text:p text:style-name="P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4"><text:span text:style-name="Strong_20_Emphasis"><text:span text:style-name="T40"><draw:control text:anchor-type="as-char" draw:z-index="4" draw:name="Vorm3_0" draw:style-name="gr1" draw:text-style-name="P89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40"><draw:control text:anchor-type="as-char" draw:z-index="5" draw:name="Vorm3_ 2" draw:style-name="gr1" draw:text-style-name="P89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45"><text:span text:style-name="Strong_20_Emphasis"><text:span text:style-name="T27">Aanmelden als </text:span></text:span><text:span text:style-name="Definition"><text:span text:style-name="T15">&lt;GEBRUIKER</text:span></text:span><text:span text:style-name="Definition"><text:span text:style-name="T195">&gt;</text:span></text:span><text:span text:style-name="Definition"><text:span text:style-name="T5"><text:note text:id="ftn2" text:note-class="footnote"><text:note-citation>2</text:note-citation><text:note-body><text:p text:style-name="P50"><text:span text:style-name="User_20_Entry"><text:span text:style-name="T75">E</text:span></text:span><text:span text:style-name="User_20_Entry"><text:span text:style-name="T91">v</text:span></text:span><text:span text:style-name="User_20_Entry"><text:span text:style-name="T92">en</text:span></text:span><text:span text:style-name="User_20_Entry"><text:span text:style-name="T94">t</text:span></text:span><text:span text:style-name="User_20_Entry"><text:span text:style-name="T95">uele </text:span></text:span><text:span text:style-name="User_20_Entry"><text:span text:style-name="T96">extra </text:span></text:span><text:span text:style-name="Definition"><text:span text:style-name="T243">gebruiker</text:span></text:span><text:span text:style-name="User_20_Entry"><text:span text:style-name="T87">s</text:span></text:span><text:span text:style-name="User_20_Entry"><text:span text:style-name="T96"> aanmelden </text:span></text:span><text:span text:style-name="User_20_Entry"><text:span text:style-name="T97">en dezelfde stappen uitvoeren</text:span></text:span><text:span text:style-name="User_20_Entry"><text:span text:style-name="T93">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2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9"><text:span text:style-name="Strong_20_Emphasis"><text:span text:style-name="T41"><draw:control text:anchor-type="as-char" draw:z-index="12" draw:name="Vorm4" draw:style-name="gr1" draw:text-style-name="P89" svg:width="0.35cm" svg:height="0.35cm" draw:control="control11"/></text:span></text:span></text:p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3" office:value-type="string">
            <text:p text:style-name="P72"><text:span text:style-name="Strong_20_Emphasis"><text:span text:style-name="T73">Typ: </text:span></text:span><text:span text:style-name="User_20_Entry"><text:span text:style-name="T112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4" office:value-type="string">
            <text:p text:style-name="P46"><text:span text:style-name="T2">V</text:span><text:span text:style-name="Strong_20_Emphasis"><text:span text:style-name="T30">olg </text:span></text:span><text:span text:style-name="Strong_20_Emphasis"><text:span text:style-name="T3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5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9"><text:span text:style-name="Strong_20_Emphasis"><text:span text:style-name="T41"><draw:control text:anchor-type="as-char" draw:z-index="13" draw:name="Vorm 3" draw:style-name="gr1" draw:text-style-name="P89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41"><draw:control text:anchor-type="as-char" draw:z-index="14" draw:name="Vorm 4" draw:style-name="gr1" draw:text-style-name="P89" svg:width="0.35cm" svg:height="0.35cm" draw:control="control13"/></text:span></text:span></text:p>
          </table:table-cell>
          <table:table-cell table:style-name="_31_._5f_Installatie_5f_voorbereiden.D6" office:value-type="string">
            <text:p text:style-name="P73"><text:span text:style-name="Strong_20_Emphasis"><text:span text:style-name="T73">Typ: </text:span></text:span><text:span text:style-name="User_20_Entry"><text:span text:style-name="T112">kz menu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29"/></text:span></text:p>
          </table:table-cell>
          <table:table-cell table:style-name="_31_._5f_Installatie_5f_voorbereiden.D7" office:value-type="string">
            <text:p text:style-name="P63"><text:span text:style-name="Strong_20_Emphasis"><text:span text:style-name="T37">Selecteer</text:span></text:span><text:span text:style-name="Strong_20_Emphasis"><text:span text:style-name="T31"> </text:span></text:span><text:span text:style-name="Strong_20_Emphasis"><text:span text:style-name="T62">1</text:span></text:span><text:span text:style-name="Strong_20_Emphasis"><text:span text:style-name="T50"> </text:span></text:span><text:span text:style-name="Strong_20_Emphasis"><text:span text:style-name="T51">Installatie voorbereiden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8" office:value-type="string">
            <text:p text:style-name="P47"><text:span text:style-name="T2">V</text:span><text:span text:style-name="Strong_20_Emphasis"><text:span text:style-name="T30">olg </text:span></text:span><text:span text:style-name="Strong_20_Emphasis"><text:span text:style-name="T31">de aanwijzingen op het scherm.</text:span></text:span></text:p>
          </table:table-cell>
        </table:table-row>
      </table:table>
      <text:p text:style-name="P4"/>
      <text:list text:continue-numbering="true" text:style-name="L1">
        <text:list-item>
          <text:p text:style-name="P84"><text:bookmark-start text:name="__RefNumPara__4009_1271708128"/><text:span text:style-name="Strong_20_Emphasis"><text:span text:style-name="T150">Installatie uitvoeren</text:span></text:span><text:bookmark-end text:name="__RefNumPara__4009_1271708128"/></text:p>
        </text:list-item>
      </text:list>
      <text:p text:style-name="P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><text:span text:style-name="Strong_20_Emphasis"><text:span text:style-name="T71"><draw:control text:anchor-type="as-char" draw:z-index="23" draw:name="Vorm 14" draw:style-name="gr1" draw:text-style-name="P89" svg:width="0.35cm" svg:height="0.35cm" draw:control="control22"/></text:span></text:span></text:p>
          </table:table-cell>
          <table:table-cell table:style-name="_32_._5f_Installatie_5f_uitvoeren.C1" office:value-type="string">
            <text:p text:style-name="P66"><text:span text:style-name="T154">Start de computer op vanaf</text:span><text:span text:style-name="T154"><text:note text:id="ftn3" text:note-class="footnote"><text:note-citation>1</text:note-citation><text:note-body><text:p text:style-name="P80"><text:span text:style-name="T101">B</text:span><text:span text:style-name="T102">ootmenu/</text:span><text:span text:style-name="T101">S</text:span><text:span text:style-name="T102">etup</text:span><text:span text:style-name="T100"> via </text:span><text:span text:style-name="T98">é</text:span><text:span text:style-name="T99">é</text:span><text:span text:style-name="T101">n van de </text:span><text:span text:style-name="Definition"><text:span text:style-name="T103">Veelgebruikte toetsen:</text:span></text:span><text:span text:style-name="User_20_Entry"><text:span text:style-name="T108"> </text:span></text:span><text:span text:style-name="Toets-voetnoot"><text:span text:style-name="T113">Esc</text:span></text:span><text:span text:style-name="User_20_Entry"><text:span text:style-name="T108">, </text:span></text:span><text:span text:style-name="Toets-voetnoot"><text:span text:style-name="T113">Delete</text:span></text:span><text:span text:style-name="User_20_Entry"><text:span text:style-name="T108">, </text:span></text:span><text:span text:style-name="Toets-voetnoot"><text:span text:style-name="T113">F1</text:span></text:span><text:span text:style-name="User_20_Entry"><text:span text:style-name="T108">, </text:span></text:span><text:span text:style-name="Toets-voetnoot"><text:span text:style-name="T113">F2</text:span></text:span><text:span text:style-name="User_20_Entry"><text:span text:style-name="T108">, </text:span></text:span><text:span text:style-name="Toets-voetnoot"><text:span text:style-name="T113">F9</text:span></text:span><text:span text:style-name="User_20_Entry"><text:span text:style-name="T108">, </text:span></text:span><text:span text:style-name="Toets-voetnoot"><text:span text:style-name="T113">F10</text:span></text:span><text:span text:style-name="User_20_Entry"><text:span text:style-name="T108">, </text:span></text:span><text:span text:style-name="Toets-voetnoot"><text:span text:style-name="T113">F11</text:span></text:span><text:span text:style-name="User_20_Entry"><text:span text:style-name="T108">, of </text:span></text:span><text:span text:style-name="Toets-voetnoot"><text:span text:style-name="T113">F12</text:span></text:span></text:p></text:note-body></text:note></text:span><text:span text:style-name="T154"> </text:span><text:span text:style-name="T155">een </text:span><text:span text:style-name="Strong_20_Emphasis"><text:span text:style-name="T138"><text:user-field-get text:name="Distro">Rocky Linux</text:user-field-get></text:span></text:span><text:span text:style-name="T153"><text:s/></text:span><text:span text:style-name="T139"><text:user-field-get text:name="Version">8.10</text:user-field-get></text:span><text:span text:style-name="T139"><text:s/></text:span><text:span text:style-name="Strong_20_Emphasis"><text:span text:style-name="T140">Server</text:span></text:span><text:span text:style-name="Strong_20_Emphasis"><text:span text:style-name="T65"> </text:span></text:span><text:span text:style-name="Strong_20_Emphasis"><text:span text:style-name="T66">L</text:span></text:span><text:span text:style-name="T67">ive</text:span><text:span text:style-name="T67"><text:note text:id="ftn4" text:note-class="footnote"><text:note-citation>2</text:note-citation><text:note-body><text:p text:style-name="P62"><text:span text:style-name="T215">Vanaf ee</text:span>n <text:span text:style-name="T246">L</text:span>ive <text:span text:style-name="T245">USB</text:span><text:span text:style-name="T218">-stick</text:span><text:span text:style-name="T12"> </text:span>kunt <text:span text:style-name="T215">u opstarten en</text:span> <text:span text:style-name="T10">met </text:span><text:span text:style-name="Strong_20_Emphasis"><text:span text:style-name="T156"><text:user-field-get text:name="Distro">Rocky Linux</text:user-field-get></text:span></text:span><text:span text:style-name="Strong_20_Emphasis"><text:span text:style-name="T156"><text:s/></text:span></text:span>werken zonder enige bestanden op de harde schijf te wijzigen en maakt ook installatie van <text:span text:style-name="Strong_20_Emphasis"><text:span text:style-name="T156"><text:user-field-get text:name="Distro">Rocky Linux</text:user-field-get></text:span></text:span><text:span text:style-name="Strong_20_Emphasis"><text:span text:style-name="T156"><text:s/></text:span></text:span>mogelijk.</text:p></text:note-body></text:note></text:span><text:span text:style-name="T67"> </text:span><text:span text:style-name="T70">USB</text:span><text:span text:style-name="T68">-stick</text:span><text:span text:style-name="T68"><text:note text:id="ftn5" text:note-class="footnote"><text:note-citation>3</text:note-citation><text:note-body><text:p text:style-name="P75"><text:span text:style-name="Strong_20_Emphasis"><text:span text:style-name="T86">Maak een opstartbare USB-stick</text:span></text:span><text:span text:style-name="Strong_20_Emphasis"><text:span text:style-name="T81">:<text:line-break/></text:span></text:span><text:span text:style-name="Strong_20_Emphasis"><text:span text:style-name="T76">Download </text:span></text:span><text:span text:style-name="Strong_20_Emphasis"><text:span text:style-name="T77">een </text:span></text:span><text:span text:style-name="Strong_20_Emphasis"><text:span text:style-name="T82">CD</text:span></text:span><text:span text:style-name="Strong_20_Emphasis"><text:span text:style-name="T85">-beeldbestand</text:span></text:span><text:span text:style-name="Strong_20_Emphasis"><text:span text:style-name="T78"> </text:span></text:span><text:span text:style-name="Strong_20_Emphasis"><text:span text:style-name="T79">(.iso) </text:span></text:span><text:span text:style-name="Strong_20_Emphasis"><text:span text:style-name="T78">vanaf </text:span></text:span><text:a xlink:type="simple" xlink:href="https://rockylinux.org/nl/download" text:style-name="Internet_20_link" text:visited-style-name="Visited_20_Internet_20_Link"><text:span text:style-name="Strong_20_Emphasis"><text:span text:style-name="T217">rockylinux.org/nl/download</text:span></text:span></text:a><text:span text:style-name="Strong_20_Emphasis"><text:span text:style-name="T78">, </text:span></text:span><text:span text:style-name="Strong_20_Emphasis"><text:span text:style-name="T84">klik onder </text:span></text:span><text:span text:style-name="Strong_20_Emphasis"><text:span text:style-name="T89">De</text:span></text:span><text:span text:style-name="Strong_20_Emphasis"><text:span text:style-name="T90">fault</text:span></text:span><text:span text:style-name="Strong_20_Emphasis"><text:span text:style-name="T89"> Images</text:span></text:span><text:span text:style-name="Strong_20_Emphasis"><text:span text:style-name="T84"> op </text:span></text:span><text:span text:style-name="Strong_20_Emphasis"><text:span text:style-name="T104">Rocky Linux </text:span></text:span><text:span text:style-name="Strong_20_Emphasis"><text:span text:style-name="T104"><text:user-field-get text:name="Version">8.10</text:user-field-get></text:span></text:span><text:span text:style-name="Strong_20_Emphasis"><text:span text:style-name="T106">, </text:span></text:span><text:span text:style-name="Strong_20_Emphasis"><text:span text:style-name="T107">en klik</text:span></text:span><text:span text:style-name="Strong_20_Emphasis"><text:span text:style-name="T106"> o</text:span></text:span><text:span text:style-name="Strong_20_Emphasis"><text:span text:style-name="T107">p</text:span></text:span><text:span text:style-name="Strong_20_Emphasis"><text:span text:style-name="T106"> </text:span></text:span><text:span text:style-name="Strong_20_Emphasis"><text:span text:style-name="T105">DVD ISO</text:span></text:span><text:span text:style-name="Strong_20_Emphasis"><text:span text:style-name="T106">.<text:line-break/></text:span></text:span><text:span text:style-name="Strong_20_Emphasis"><text:span text:style-name="T80">De </text:span></text:span><text:span text:style-name="Strong_20_Emphasis"><text:span text:style-name="T83">ver</text:span></text:span><text:span text:style-name="Strong_20_Emphasis"><text:span text:style-name="T80">volgstappen staan beschreven in </text:span></text:span><text:span text:style-name="Strong_20_Emphasis"><text:span text:style-name="T88">Linux informatie</text:span></text:span><text:span text:style-name="Strong_20_Emphasis"><text:span text:style-name="T80">, te vinden op </text:span></text:span><text:a xlink:type="simple" xlink:href="https://karelzimmer.nl/" text:style-name="Internet_20_link" text:visited-style-name="Visited_20_Internet_20_Link"><text:span text:style-name="Strong_20_Emphasis"><text:span text:style-name="T216">karelzimmer.nl</text:span></text:span></text:a><text:span text:style-name="Strong_20_Emphasis"><text:span text:style-name="T80">, onder </text:span></text:span><text:span text:style-name="Strong_20_Emphasis"><text:span text:style-name="T88">Linux</text:span></text:span><text:span text:style-name="Strong_20_Emphasis"><text:span text:style-name="T80">.</text:span></text:span></text:p></text:note-body></text:note></text:span><text:span text:style-name="T69">.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1" office:value-type="string">
            <text:p text:style-name="P83"><text:span text:style-name="Strong_20_Emphasis"><text:span text:style-name="T37">Selecteer</text:span></text:span><text:span text:style-name="Strong_20_Emphasis"><text:span text:style-name="T24"> </text:span></text:span><text:span text:style-name="Strong_20_Emphasis"><text:span text:style-name="T18">Install</text:span></text:span><text:span text:style-name="Strong_20_Emphasis"><text:span text:style-name="T25"> </text:span></text:span><text:span text:style-name="Strong_20_Emphasis"><text:span text:style-name="T19"><text:user-field-get text:name="Distro">Rocky Linux</text:user-field-get></text:span></text:span><text:span text:style-name="Strong_20_Emphasis"><text:span text:style-name="T20"><text:s/></text:span></text:span><text:span text:style-name="Strong_20_Emphasis"><text:span text:style-name="T20"><text:user-field-get text:name="Version">8.10</text:user-field-get></text:span></text:span><text:span text:style-name="Strong_20_Emphasis"><text:span text:style-name="T22"><text:s/></text:span></text:span><text:span text:style-name="Strong_20_Emphasis"><text:span text:style-name="T42">en druk op de </text:span></text:span><text:span text:style-name="Toets"><text:span text:style-name="T21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1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1" office:value-type="string">
            <text:p text:style-name="P23"><text:span text:style-name="Strong_20_Emphasis"><text:span text:style-name="T237">Volg de installatieschermen en vul deze in.</text:span></text:span><text:span text:style-name="T229"/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1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54"><text:span text:style-name="Strong_20_Emphasis"><text:span text:style-name="T72"><draw:control text:anchor-type="as-char" draw:z-index="25" draw:name="Vorm 13" draw:style-name="gr1" draw:text-style-name="P89" svg:width="0.35cm" svg:height="0.35cm" draw:control="control24"/></text:span></text:span></text:p>
          </table:table-cell>
          <table:table-cell table:style-name="_32_._5f_Installatie_5f_uitvoeren.C1" office:value-type="string">
            <text:p text:style-name="P14"><text:span text:style-name="T177">Bij</text:span><text:span text:style-name="T178"> </text:span><text:span text:style-name="Strong_20_Emphasis"><text:span text:style-name="T179">WELCOME TO ROCKY LINUX </text:span></text:span><text:span text:style-name="Strong_20_Emphasis"><text:span text:style-name="T187"><text:user-field-get text:name="Version">8.10</text:user-field-get></text:span></text:span><text:span text:style-name="Strong_20_Emphasis"><text:span text:style-name="T180"><text:s/>select</text:span></text:span><text:span text:style-name="Strong_20_Emphasis"><text:span text:style-name="T181">eer</text:span></text:span><text:span text:style-name="Strong_20_Emphasis"><text:span text:style-name="T182"> </text:span></text:span><text:span text:style-name="Strong_20_Emphasis"><text:span text:style-name="T185">Nederlands</text:span></text:span><text:span text:style-name="Strong_20_Emphasis"><text:span text:style-name="T182"> en klik</text:span></text:span><text:span text:style-name="Strong_20_Emphasis"><text:span text:style-name="T183"> </text:span></text:span><text:span text:style-name="Strong_20_Emphasis"><text:span text:style-name="T182">op</text:span></text:span><text:span text:style-name="Strong_20_Emphasis"><text:span text:style-name="T184"> </text:span></text:span><text:span text:style-name="Strong_20_Emphasis"><text:span text:style-name="T175">Doorgaan</text:span></text:span><text:span text:style-name="Strong_20_Emphasis"><text:span text:style-name="T184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4"><text:span text:style-name="Strong_20_Emphasis"><text:span text:style-name="T29"><draw:control text:anchor-type="as-char" draw:z-index="19" draw:name="Vorm 10" draw:style-name="gr1" draw:text-style-name="P89" svg:width="0.35cm" svg:height="0.35cm" draw:control="control18"/></text:span></text:span></text:p>
          </table:table-cell>
          <table:table-cell table:style-name="_32_._5f_Installatie_5f_uitvoeren.C7" office:value-type="string">
            <text:p text:style-name="P9"><text:span text:style-name="T165">Onder</text:span><text:span text:style-name="T161"> </text:span><text:span text:style-name="Strong_20_Emphasis"><text:span text:style-name="T165">GEBRUIKERSINSTELLINGEN </text:span></text:span><text:span text:style-name="T165">klik op </text:span><text:span text:style-name="T171">Gebruiker aanmaken</text:span><text:span text:style-name="T165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69"><text:span text:style-name="T249">Vul in </text:span><text:span text:style-name="Strong_20_Emphasis"><text:span text:style-name="T61">Volledige naam</text:span></text:span><text:span text:style-name="Strong_20_Emphasis"><text:span text:style-name="T45"> </text:span></text:span><text:span text:style-name="Definition"><text:span text:style-name="T14">&lt;GEBRUIKER</text:span></text:span><text:span text:style-name="Definition"><text:span text:style-name="T188">&gt;</text:span></text:span><text:span text:style-name="Strong_20_Emphasis"><text:span text:style-name="T46">, <text:line-break/></text:span></text:span><text:span text:style-name="Strong_20_Emphasis"><text:span text:style-name="T61">Gebruikersnaam</text:span></text:span><text:span text:style-name="Strong_20_Emphasis"><text:span text:style-name="T45"> &lt;</text:span></text:span><text:span text:style-name="Definition"><text:span text:style-name="T6">gebruikersnaam&gt;</text:span></text:span><text:span text:style-name="Strong_20_Emphasis"><text:span text:style-name="T45">,</text:span></text:span></text:p>
            <text:p text:style-name="P67"><text:span text:style-name="Strong_20_Emphasis"><text:span text:style-name="T48">vink aan </text:span></text:span><text:span text:style-name="Strong_20_Emphasis"><text:span text:style-name="T58">Maak deze gebruiker beheerder</text:span></text:span><text:span text:style-name="Strong_20_Emphasis"><text:span text:style-name="T48">,</text:span></text:span></text:p>
            <text:p text:style-name="P68"><text:span text:style-name="Strong_20_Emphasis"><text:span text:style-name="T47">g</text:span></text:span><text:span text:style-name="Strong_20_Emphasis"><text:span text:style-name="T48">eef tweemaal een </text:span></text:span><text:span text:style-name="Strong_20_Emphasis"><text:span text:style-name="T61">wachtwoord</text:span></text:span><text:span text:style-name="Strong_20_Emphasis"><text:span text:style-name="T48"> </text:span></text:span><text:span text:style-name="Strong_20_Emphasis"><text:span text:style-name="T49">en k</text:span></text:span><text:span text:style-name="Strong_20_Emphasis"><text:span text:style-name="T48">lik op </text:span></text:span><text:span text:style-name="Strong_20_Emphasis"><text:span text:style-name="T58">Klaar</text:span>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70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4"><text:span text:style-name="Strong_20_Emphasis"><text:span text:style-name="T29"><draw:control text:anchor-type="as-char" draw:z-index="20" draw:name="Vorm 2" draw:style-name="gr1" draw:text-style-name="P89" svg:width="0.35cm" svg:height="0.35cm" draw:control="control19"/></text:span></text:span></text:p>
          </table:table-cell>
          <table:table-cell table:style-name="_32_._5f_Installatie_5f_uitvoeren.C7" office:value-type="string">
            <text:p text:style-name="P8"><text:span text:style-name="T168">O</text:span><text:span text:style-name="T165">nder </text:span><text:span text:style-name="T171">SYSTEEM</text:span><text:span text:style-name="T165"> </text:span><text:span text:style-name="T168">klik </text:span><text:span text:style-name="T165">op </text:span><text:span text:style-name="T171">Installatiebestemming</text:span><text:span text:style-name="Strong_20_Emphasis"><text:span text:style-name="T159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71"><text:span text:style-name="T25">Controleer </text:span><text:span text:style-name="T26">de </text:span><text:span text:style-name="T57">Apparaatselectie </text:span><text:span text:style-name="T25">en klik op </text:span><text:span text:style-name="T56">Klaar</text:span><text:span text:style-name="T25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4"><text:span text:style-name="Strong_20_Emphasis"><text:span text:style-name="T29"><draw:control text:anchor-type="as-char" draw:z-index="21" draw:name="Vorm 12" draw:style-name="gr1" draw:text-style-name="P89" svg:width="0.35cm" svg:height="0.35cm" draw:control="control20"/></text:span></text:span></text:p>
          </table:table-cell>
          <table:table-cell table:style-name="_32_._5f_Installatie_5f_uitvoeren.C7" office:value-type="string">
            <text:p text:style-name="P8"><text:span text:style-name="T168">O</text:span><text:span text:style-name="T165">nder </text:span><text:span text:style-name="T171">SYSTEEM</text:span><text:span text:style-name="T165"> </text:span><text:span text:style-name="T168">klik </text:span><text:span text:style-name="T165">op </text:span><text:span text:style-name="T171">Netwerk &amp; hostnaam</text:span><text:span text:style-name="Strong_20_Emphasis"><text:span text:style-name="T159">.</text:span>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15" office:value-type="string">
            <text:p text:style-name="P13"><text:span text:style-name="T170">Verplaats</text:span><text:span text:style-name="T166"> </text:span><text:span text:style-name="T169">de </text:span><text:span text:style-name="T166">schuif</text:span><text:span text:style-name="T169">regelaar</text:span><text:span text:style-name="T166"> achter de netwerkadapter </text:span><text:span text:style-name="T169">van </text:span><text:span text:style-name="T174">UIT</text:span><text:span text:style-name="T169"> naar</text:span><text:span text:style-name="T166"> </text:span><text:span text:style-name="T172">AAN</text:span><text:span text:style-name="T166">.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15" office:value-type="string">
            <text:p text:style-name="P10"><text:span text:style-name="T164">V</text:span><text:span text:style-name="T162">ul </text:span><text:span text:style-name="T163">in </text:span><text:span text:style-name="Strong_20_Emphasis"><text:span text:style-name="T166">Hostnaam</text:span></text:span><text:span text:style-name="Definition"><text:span text:style-name="T7"> &lt;</text:span></text:span><text:span text:style-name="Definition"><text:span text:style-name="T8">computernaam&gt;</text:span></text:span><text:span text:style-name="Strong_20_Emphasis"><text:span text:style-name="T158"> </text:span></text:span><text:span text:style-name="Strong_20_Emphasis"><text:span text:style-name="T160">en klik op </text:span></text:span><text:span text:style-name="Strong_20_Emphasis"><text:span text:style-name="T172">Toepassen</text:span></text:span><text:span text:style-name="Strong_20_Emphasis"><text:span text:style-name="T160">.</text:span>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15" office:value-type="string">
            <text:p text:style-name="P10"><text:span text:style-name="T166">K</text:span><text:span text:style-name="T165">lik op </text:span><text:span text:style-name="T171">Klaar</text:span><text:span text:style-name="Strong_20_Emphasis"><text:span text:style-name="T159">.</text:span>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15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4"><text:span text:style-name="Strong_20_Emphasis"><text:span text:style-name="T29"><draw:control text:anchor-type="as-char" draw:z-index="22" draw:name="Vorm 1" draw:style-name="gr1" draw:text-style-name="P89" svg:width="0.35cm" svg:height="0.35cm" draw:control="control21"/></text:span></text:span></text:p>
          </table:table-cell>
          <table:table-cell table:style-name="_32_._5f_Installatie_5f_uitvoeren.C15" office:value-type="string">
            <text:p text:style-name="P11"><text:span text:style-name="T168">O</text:span><text:span text:style-name="T165">nder </text:span><text:span text:style-name="T171">SOFTWARE</text:span><text:span text:style-name="T165"> </text:span><text:span text:style-name="T168">klik </text:span><text:span text:style-name="T165">op </text:span><text:span text:style-name="T173">Software selectie</text:span><text:span text:style-name="Strong_20_Emphasis"><text:span text:style-name="T159">.</text:span>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20" office:value-type="string">
            <text:p text:style-name="P10"><text:span text:style-name="T167">Selecteer </text:span><text:span text:style-name="T173">Server</text:span><text:span text:style-name="T167"> en klik op </text:span><text:span text:style-name="T173">Klaar</text:span><text:span text:style-name="Strong_20_Emphasis"><text:span text:style-name="T157">.</text:span>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21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4"><text:span text:style-name="Strong_20_Emphasis"><text:span text:style-name="T29"><draw:control text:anchor-type="as-char" draw:z-index="24" draw:name="Vorm 15" draw:style-name="gr1" draw:text-style-name="P89" svg:width="0.35cm" svg:height="0.35cm" draw:control="control23"/></text:span></text:span></text:p>
          </table:table-cell>
          <table:table-cell table:style-name="_32_._5f_Installatie_5f_uitvoeren.C22" office:value-type="string">
            <text:p text:style-name="P12"><text:span text:style-name="Strong_20_Emphasis"><text:span text:style-name="T186">Klik op </text:span></text:span><text:span text:style-name="Strong_20_Emphasis"><text:span text:style-name="T176">Begin installatie</text:span></text:span><text:span text:style-name="Strong_20_Emphasis"><text:span text:style-name="T159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22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4"><text:span text:style-name="Strong_20_Emphasis"><text:span text:style-name="T29"><draw:control text:anchor-type="as-char" draw:z-index="26" draw:name="Vorm 6" draw:style-name="gr1" draw:text-style-name="P89" svg:width="0.35cm" svg:height="0.35cm" draw:control="control25"/></text:span></text:span></text:p>
          </table:table-cell>
          <table:table-cell table:style-name="_32_._5f_Installatie_5f_uitvoeren.C22" office:value-type="string">
            <text:p text:style-name="P15">Klik op <text:span text:style-name="T9">Systeem herstarten</text:span><text:span text:style-name="T250">.</text:span></text:p>
          </table:table-cell>
        </table:table-row>
      </table:table>
      <text:p text:style-name="P40"><text:span text:style-name="Strong_20_Emphasis"><text:span text:style-name="T44"/></text:span></text:p>
      <text:list text:continue-numbering="true" text:style-name="L1">
        <text:list-item>
          <text:p text:style-name="P82"><text:span text:style-name="Strong_20_Emphasis"><text:span text:style-name="T59">Installatie </text:span></text:span><text:span text:style-name="Strong_20_Emphasis"><text:span text:style-name="T60">afronden</text:span></text:span></text:p>
        </text:list-item>
      </text:list>
      <text:p text:style-name="P41"><text:span text:style-name="Strong_20_Emphasis"><text:span text:style-name="T2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1"><draw:control text:anchor-type="as-char" draw:z-index="2" draw:name="Vorm24" draw:style-name="gr1" draw:text-style-name="P89" svg:width="0.35cm" svg:height="0.35cm" draw:control="control1"/></text:span></text:span></text:p>
          </table:table-cell>
          <table:table-cell table:style-name="_33_._5f_Installatie_5f_afronden.C1" office:value-type="string">
            <text:p text:style-name="P76"><text:span text:style-name="Strong_20_Emphasis"><text:span text:style-name="T23">Aanmelden als </text:span></text:span><text:span text:style-name="Definition"><text:span text:style-name="T16">&lt;GEBRUIKER</text:span></text:span><text:span text:style-name="Definition"><text:span text:style-name="T196">&gt;</text:span></text:span><text:span text:style-name="Strong_20_Emphasis"><text:span text:style-name="T23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2" office:value-type="string">
            <text:p text:style-name="P61"/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9"><text:span text:style-name="Strong_20_Emphasis"><text:span text:style-name="T41"><draw:control text:anchor-type="as-char" draw:z-index="15" draw:name="Vorm 5" draw:style-name="gr1" draw:text-style-name="P89" svg:width="0.35cm" svg:height="0.35cm" draw:control="control14"/></text:span></text:span></text:p>
          </table:table-cell>
          <table:table-cell table:style-name="_33_._5f_Installatie_5f_afronden.C3" office:value-type="string">
            <text:p text:style-name="P72"><text:span text:style-name="Strong_20_Emphasis"><text:span text:style-name="T73">Typ: </text:span></text:span><text:span text:style-name="User_20_Entry"><text:span text:style-name="T112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4" office:value-type="string">
            <text:p text:style-name="P49"><text:span text:style-name="T2">V</text:span><text:span text:style-name="Strong_20_Emphasis"><text:span text:style-name="T30">olg </text:span></text:span><text:span text:style-name="Strong_20_Emphasis"><text:span text:style-name="T3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5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9"><text:span text:style-name="Strong_20_Emphasis"><text:span text:style-name="T41"><draw:control text:anchor-type="as-char" draw:z-index="16" draw:name="Vorm 7" draw:style-name="gr1" draw:text-style-name="P89" svg:width="0.35cm" svg:height="0.35cm" draw:control="control15"/></text:span></text:span></text:p>
          </table:table-cell>
          <table:table-cell table:style-name="_33_._5f_Installatie_5f_afronden.C6" office:value-type="string">
            <text:p text:style-name="P74"><text:span text:style-name="Strong_20_Emphasis"><text:span text:style-name="T73">Typ: </text:span></text:span><text:span text:style-name="User_20_Entry"><text:span text:style-name="T112">kz menu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29"/></text:span></text:p>
          </table:table-cell>
          <table:table-cell table:style-name="_33_._5f_Installatie_5f_afronden.C7" office:value-type="string">
            <text:p text:style-name="P64"><text:span text:style-name="Strong_20_Emphasis"><text:span text:style-name="T37">Selecteer</text:span></text:span><text:span text:style-name="Strong_20_Emphasis"><text:span text:style-name="T32"> </text:span></text:span><text:span text:style-name="Strong_20_Emphasis"><text:span text:style-name="T63">3</text:span></text:span><text:span text:style-name="Strong_20_Emphasis"><text:span text:style-name="T52"> </text:span></text:span><text:span text:style-name="Strong_20_Emphasis"><text:span text:style-name="T53">Installatie</text:span></text:span><text:span text:style-name="Strong_20_Emphasis"><text:span text:style-name="T54"> </text:span></text:span><text:span text:style-name="Strong_20_Emphasis"><text:span text:style-name="T55">afronden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8" office:value-type="string">
            <text:p text:style-name="P47"><text:span text:style-name="T2">V</text:span><text:span text:style-name="Strong_20_Emphasis"><text:span text:style-name="T30">olg </text:span></text:span><text:span text:style-name="Strong_20_Emphasis"><text:span text:style-name="T31">de aanwijzingen op het scherm.</text:span></text:span></text:p>
          </table:table-cell>
        </table:table-row>
      </table:table>
      <text:p text:style-name="P41"><text:span text:style-name="Strong_20_Emphasis"><text:span text:style-name="T23"><text:tab/></text:span></text:span></text:p>
      <text:p text:style-name="P42"><text:span text:style-name="Strong_20_Emphasis"><text:span text:style-name="T33"/></text:span></text:p>
      <text:p text:style-name="P43"><text:span text:style-name="Strong_20_Emphasis"><text:span text:style-name="T31"/></text:span></text:p>
      <text:list text:continue-numbering="true" text:style-name="L1">
        <text:list-item>
          <text:p text:style-name="P86"><text:span text:style-name="Strong_20_Emphasis"><text:span text:style-name="T1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><text:span text:style-name="Strong_20_Emphasis"><text:span text:style-name="T41"><draw:control text:anchor-type="as-char" draw:z-index="3" draw:name="Vorm40_0" draw:style-name="gr1" draw:text-style-name="P89" svg:width="0.35cm" svg:height="0.35cm" draw:control="control2"/></text:span></text:span></text:p>
          </table:table-cell>
          <table:table-cell table:style-name="Tabel2.A1" office:value-type="string">
            <text:p text:style-name="P57"><text:span text:style-name="Strong_20_Emphasis"><text:span text:style-name="T41"><draw:control text:anchor-type="as-char" draw:z-index="6" draw:name="Vorm40_ 1" draw:style-name="gr1" draw:text-style-name="P89" svg:width="0.35cm" svg:height="0.35cm" draw:control="control5"/></text:span></text:span></text:p>
          </table:table-cell>
          <table:table-cell table:style-name="Tabel2.D1" office:value-type="string">
            <text:p text:style-name="P22"><text:span text:style-name="Strong_20_Emphasis"><text:span text:style-name="T23">Aanmelden als </text:span></text:span><text:span text:style-name="Definition"><text:span text:style-name="T16">&lt;GEBRUIKER</text:span></text:span><text:span text:style-name="Definition"><text:span text:style-name="T196">&gt;</text:span></text:span><text:span text:style-name="Strong_20_Emphasis"><text:span text:style-name="T34"><text:note text:id="ftn6" text:note-class="footnote"><text:note-citation>1</text:note-citation><text:note-body><text:p text:style-name="P51"><text:span text:style-name="User_20_Entry"><text:span text:style-name="T109">E</text:span></text:span><text:span text:style-name="User_20_Entry"><text:span text:style-name="T111">ventuele extra </text:span></text:span><text:span text:style-name="Definition"><text:span text:style-name="T244">gebruiker</text:span></text:span><text:span text:style-name="User_20_Entry"><text:span text:style-name="T110">s</text:span></text:span><text:span text:style-name="User_20_Entry"><text:span text:style-name="T111"> aanmelden en dezelfde stappen uitvoeren.</text:span></text:span></text:p></text:note-body></text:note></text:span></text:span><text:span text:style-name="Strong_20_Emphasis"><text:span text:style-name="T23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60"><text:span text:style-name="Strong_20_Emphasis"><text:span text:style-name="T41"><draw:control text:anchor-type="as-char" draw:z-index="17" draw:name="Vorm 8" draw:style-name="gr1" draw:text-style-name="P89" svg:width="0.35cm" svg:height="0.35cm" draw:control="control16"/></text:span></text:span></text:p>
          </table:table-cell>
          <table:table-cell table:style-name="Tabel2.A1" office:value-type="string">
            <text:p text:style-name="P60"><text:span text:style-name="Strong_20_Emphasis"><text:span text:style-name="T41"><draw:control text:anchor-type="as-char" draw:z-index="18" draw:name="Vorm 9" draw:style-name="gr1" draw:text-style-name="P89" svg:width="0.35cm" svg:height="0.35cm" draw:control="control17"/></text:span></text:span></text:p>
          </table:table-cell>
          <table:table-cell table:style-name="Tabel2.D3" office:value-type="string">
            <text:p text:style-name="P74"><text:span text:style-name="Strong_20_Emphasis"><text:span text:style-name="T73">Typ: </text:span></text:span><text:span text:style-name="User_20_Entry"><text:span text:style-name="T112">kz menu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4" office:value-type="string">
            <text:p text:style-name="P21"><text:span text:style-name="Strong_20_Emphasis"><text:span text:style-name="T37">Selecteer</text:span></text:span><text:span text:style-name="Strong_20_Emphasis"><text:span text:style-name="T32"> </text:span></text:span><text:span text:style-name="Strong_20_Emphasis"><text:span text:style-name="T63">4</text:span></text:span><text:span text:style-name="Strong_20_Emphasis"><text:span text:style-name="T52"> </text:span></text:span><text:span text:style-name="Strong_20_Emphasis"><text:span text:style-name="T38">Gebruiker inrichten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5" office:value-type="string">
            <text:p text:style-name="P48"><text:span text:style-name="T2">V</text:span><text:span text:style-name="Strong_20_Emphasis"><text:span text:style-name="T30">olg </text:span></text:span><text:span text:style-name="Strong_20_Emphasis"><text:span text:style-name="T31">de aanwijzingen op het scherm.</text:span></text:span></text:p>
          </table:table-cell>
        </table:table-row>
      </table:table>
      <text:p text:style-name="P18"><text:span text:style-name="Strong_20_Emphasis"><text:span text:style-name="T35"/></text:span></text:p>
      <text:p text:style-name="P35"/>
      <text:p text:style-name="P36"><text:span text:style-name="T121">E</text:span><text:span text:style-name="T122">inde c</text:span><text:span text:style-name="T123">hecklist, </text:span><text:span text:style-name="T124">d</text:span><text:span text:style-name="T123">e installatie van </text:span><text:span text:style-name="Strong_20_Emphasis"><text:span text:style-name="T136"><text:user-field-get text:name="Distro">Rocky Linux</text:user-field-get></text:span></text:span><text:span text:style-name="T125"><text:s/></text:span><text:span text:style-name="T126"><text:user-field-get text:name="Version">8.10</text:user-field-get></text:span><text:span text:style-name="T126"><text:s/></text:span><text:span text:style-name="Strong_20_Emphasis"><text:span text:style-name="T137">Server</text:span></text:span><text:span text:style-name="Strong_20_Emphasis"><text:span text:style-name="T64"> </text:span></text:span><text:span text:style-name="T123">is voltooid.</text:span></text:p>
      <text:p text:style-name="P7"/>
      <text:list text:style-name="L2">
        <text:list-header>
          <text:p text:style-name="P87"><text:span text:style-name="Emphasis"><text:span text:style-name="T231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2">Karel Zimmer</text:span></text:span></text:a><text:span text:style-name="Emphasis"><text:span text:style-name="T233">.</text:span></text:span></text:p>
          <text:p text:style-name="P88"><text:span text:style-name="Emphasis"><text:span text:style-name="T235">Licentie </text:span></text:span><text:span text:style-name="Emphasis"><text:span text:style-name="T233">C</text:span></text:span><text:span text:style-name="Emphasis"><text:span text:style-name="T234">C0</text:span></text:span><text:span text:style-name="Emphasis"><text:span text:style-name="T233"> 1.0 </text:span></text:span><text:span text:style-name="Emphasis"><text:span text:style-name="T230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30"><text:s/></text:span></text:span><text:span text:style-name="Emphasis"><text:span text:style-name="T230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30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Mono3" svg:font-family="'Liberation Mono'" style:font-adornments="Vet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oets" style:family="text" style:parent-style-name="Strong_20_Emphasis">
      <style:text-properties style:font-name="Liberation Mono3" fo:font-family="'Liberation Mono'" style:font-style-name="Vet" style:font-family-generic="modern" style:font-pitch="fixed" fo:font-size="11pt" fo:font-weight="normal" loext:padding="0.049cm" loext:border="0.06pt solid #000000"/>
    </style:style>
    <style:style style:name="Toets-voetnoot" style:family="text" style:parent-style-name="Toets">
      <style:text-properties fo:font-size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Rocky-Linux-server</text:file-name></text:span><text:span text:style-name="MT2"><text:tab/><text:tab/></text:span><text:span text:style-name="MT1"><text:date style:data-style-name="N36" text:date-value="2025-01-02T13:10:47.365696728">02-01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1-02T13:10:47.208816491</dc:date>
    <meta:keyword>Installatie</meta:keyword>
    <meta:keyword>Checklist</meta:keyword>
    <meta:keyword>Linux</meta:keyword>
    <meta:editing-cycles>6973</meta:editing-cycles>
    <meta:editing-duration>P12DT12H8M42S</meta:editing-duration>
    <dc:creator>Karel Zimmer</dc:creator>
    <meta:printed-by>Karel Zimmer</meta:printed-by>
    <meta:print-date>2024-09-18T14:54:16.971109679</meta:print-date>
    <meta:document-statistic meta:table-count="4" meta:image-count="2" meta:object-count="0" meta:page-count="4" meta:paragraph-count="80" meta:word-count="416" meta:character-count="2850" meta:non-whitespace-character-count="2477"/>
    <meta:user-defined meta:name="Info 1"/>
    <meta:user-defined meta:name="Info 2"/>
    <meta:user-defined meta:name="Info 3"/>
    <meta:user-defined meta:name="Info 4"/>
  </office:meta>
</office:document-meta>
</file>